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 style:list-style-name="">
      <style:paragraph-properties fo:text-align="center" style:justify-single-word="false"/>
      <style:text-properties officeooo:rsid="0018789b" officeooo:paragraph-rsid="0018789b"/>
    </style:style>
    <style:style style:name="P4" style:family="paragraph" style:parent-style-name="Heading_20_1" style:list-style-name="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 fo:break-before="page"/>
      <style:text-properties officeooo:rsid="0018789b" officeooo:paragraph-rsid="0018789b"/>
    </style:style>
    <style:style style:name="P6" style:family="paragraph" style:parent-style-name="Heading_20_1" style:list-style-name="">
      <style:paragraph-properties fo:text-align="center" style:justify-single-word="false" fo:break-before="page"/>
      <style:text-properties officeooo:rsid="0018789b" officeooo:paragraph-rsid="0018789b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Text_20_body" style:list-style-name="">
      <style:paragraph-properties fo:text-align="start" style:justify-single-word="false"/>
      <style:text-properties officeooo:rsid="0018789b" officeooo:paragraph-rsid="0018789b"/>
    </style:style>
    <style:style style:name="P9" style:family="paragraph" style:parent-style-name="Text_20_body">
      <style:text-properties officeooo:paragraph-rsid="0020280b"/>
    </style:style>
    <style:style style:name="P10" style:family="paragraph" style:parent-style-name="Text_20_body">
      <style:text-properties officeooo:rsid="0022e930" officeooo:paragraph-rsid="0022e930"/>
    </style:style>
    <style:style style:name="P11" style:family="paragraph" style:parent-style-name="Text_20_body">
      <style:text-properties officeooo:rsid="00249293" officeooo:paragraph-rsid="00249293"/>
    </style:style>
    <style:style style:name="P12" style:family="paragraph" style:parent-style-name="Text_20_body">
      <style:text-properties officeooo:paragraph-rsid="002b806c"/>
    </style:style>
    <style:style style:name="P13" style:family="paragraph" style:parent-style-name="Text_20_body">
      <style:text-properties officeooo:rsid="0031faef" officeooo:paragraph-rsid="0035adab"/>
    </style:style>
    <style:style style:name="P14" style:family="paragraph" style:parent-style-name="Text_20_body">
      <style:text-properties officeooo:rsid="0031faef" officeooo:paragraph-rsid="0037e77a"/>
    </style:style>
    <style:style style:name="P15" style:family="paragraph" style:parent-style-name="Text_20_body">
      <style:text-properties officeooo:rsid="003beeb5" officeooo:paragraph-rsid="003beeb5"/>
    </style:style>
    <style:style style:name="P16" style:family="paragraph" style:parent-style-name="Text_20_body">
      <style:text-properties fo:font-weight="normal" officeooo:rsid="003e3881" officeooo:paragraph-rsid="003e3881" style:font-weight-asian="normal" style:font-weight-complex="normal"/>
    </style:style>
    <style:style style:name="T1" style:family="text">
      <style:text-properties officeooo:rsid="0020280b"/>
    </style:style>
    <style:style style:name="T2" style:family="text">
      <style:text-properties officeooo:rsid="00240244"/>
    </style:style>
    <style:style style:name="T3" style:family="text">
      <style:text-properties officeooo:rsid="0025b14e"/>
    </style:style>
    <style:style style:name="T4" style:family="text">
      <style:text-properties officeooo:rsid="0025ef55"/>
    </style:style>
    <style:style style:name="T5" style:family="text">
      <style:text-properties officeooo:rsid="002b806c"/>
    </style:style>
    <style:style style:name="T6" style:family="text">
      <style:text-properties officeooo:rsid="002c6330"/>
    </style:style>
    <style:style style:name="T7" style:family="text">
      <style:text-properties officeooo:rsid="002e19e2"/>
    </style:style>
    <style:style style:name="T8" style:family="text">
      <style:text-properties officeooo:rsid="002ef7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3c13a" style:font-weight-asian="normal" style:font-weight-complex="normal"/>
    </style:style>
    <style:style style:name="T11" style:family="text">
      <style:text-properties fo:font-weight="normal" officeooo:rsid="0035adab" style:font-weight-asian="normal" style:font-weight-complex="normal"/>
    </style:style>
    <style:style style:name="T12" style:family="text">
      <style:text-properties fo:font-weight="normal" officeooo:rsid="00368c07" style:font-weight-asian="normal" style:font-weight-complex="normal"/>
    </style:style>
    <style:style style:name="T13" style:family="text">
      <style:text-properties fo:font-weight="normal" officeooo:rsid="0037e77a" style:font-weight-asian="normal" style:font-weight-complex="normal"/>
    </style:style>
    <style:style style:name="T14" style:family="text">
      <style:text-properties fo:font-weight="normal" officeooo:rsid="003cfad4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cfad4" style:font-weight-asian="bold" style:font-weight-complex="bold"/>
    </style:style>
    <style:style style:name="T17" style:family="text">
      <style:text-properties officeooo:rsid="003f0a3f"/>
    </style:style>
    <style:style style:name="T18" style:family="text">
      <style:text-properties officeooo:rsid="003ff16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CP notes</text:p>
      <text:h text:style-name="P3" text:outline-level="1"/>
      <text:h text:style-name="P6" text:outline-level="1"><text:bookmark-start text:name="__RefHeading___Toc106_2923262769"/>Content<text:bookmark-end text:name="__RefHeading___Toc106_2923262769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2923262769" text:style-name="Index_20_Link" text:visited-style-name="Index_20_Link">Content<text:tab/>2</text:a></text:p>
          <text:p text:style-name="P1"><text:a xlink:type="simple" xlink:href="#__RefHeading___Toc108_2923262769" text:style-name="Index_20_Link" text:visited-style-name="Index_20_Link">Todo<text:tab/>3</text:a></text:p>
          <text:p text:style-name="P1"><text:a xlink:type="simple" xlink:href="#__RefHeading___Toc110_2923262769" text:style-name="Index_20_Link" text:visited-style-name="Index_20_Link">Java Class Design<text:tab/>4</text:a></text:p>
          <text:p text:style-name="P2"><text:a xlink:type="simple" xlink:href="#__RefHeading___Toc112_2923262769" text:style-name="Index_20_Link" text:visited-style-name="Index_20_Link">Encapsulation<text:tab/>4</text:a></text:p>
          <text:p text:style-name="P2"><text:a xlink:type="simple" xlink:href="#__RefHeading___Toc114_2923262769" text:style-name="Index_20_Link" text:visited-style-name="Index_20_Link">Inheritance<text:tab/>4</text:a></text:p>
        </text:index-body>
      </text:table-of-content>
      <text:h text:style-name="P8" text:outline-level="1"/>
      <text:h text:style-name="P5" text:outline-level="1"><text:bookmark-start text:name="__RefHeading___Toc108_2923262769"/>Todo<text:bookmark-end text:name="__RefHeading___Toc108_2923262769"/></text:h>
      <text:h text:style-name="P4" text:outline-level="1"/>
      <text:h text:style-name="P7" text:outline-level="1"><text:bookmark-start text:name="__RefHeading___Toc110_2923262769"/>Java Class Design<text:bookmark-end text:name="__RefHeading___Toc110_2923262769"/></text:h>
      <text:h text:style-name="Heading_20_2" text:outline-level="2"><text:bookmark-start text:name="__RefHeading___Toc112_2923262769"/>Encapsulation<text:bookmark-end text:name="__RefHeading___Toc112_2923262769"/></text:h>
      <text:p text:style-name="P9"><text:span text:style-name="T1">All data (fields) required for the methods in the class are available inside the class itself. In other words the class encapsulate its fields and methods together.</text:span></text:p>
      <text:p text:style-name="P10">Access modifiers in java: public, private, protected, default <text:span text:style-name="T2">(</text:span><text:span text:style-name="T3">package-protected; </text:span><text:span text:style-name="T2">no access modifier specified)</text:span></text:p>
      <text:p text:style-name="P11">If field or method is protected or default then it can be accessed within the package. <text:span text:style-name="T4">Protected members are accessible outside package only in subclass.</text:span></text:p>
      <text:h text:style-name="Heading_20_2" text:outline-level="2"><text:bookmark-start text:name="__RefHeading___Toc114_2923262769"/>Inheritance<text:bookmark-end text:name="__RefHeading___Toc114_2923262769"/></text:h>
      <text:p text:style-name="P12"><text:span text:style-name="T5">Reusability mechanism, it supports modeling classes in a hierarchy </text:span><text:span text:style-name="T6">(categorize </text:span><text:span text:style-name="T7">hierarchically</text:span><text:span text:style-name="T6">) </text:span><text:span text:style-name="T8">IS-A relationship</text:span><text:span text:style-name="T5">.</text:span></text:p>
      <text:h text:style-name="Heading_20_3" text:outline-level="3">Polymorphism <text:span text:style-name="T15">– several forms</text:span></text:h>
      <text:p text:style-name="P14"><text:span text:style-name="T9">When resolved during run-time (late binding) is called dynamic. </text:span><text:span text:style-name="T10">(Overriding as example, </text:span><text:span text:style-name="T13">Abstract method</text:span><text:span text:style-name="T10">)</text:span></text:p>
      <text:p text:style-name="P13"><text:span text:style-name="T11">When resolved at compile time (early binding) </text:span><text:span text:style-name="T12">is called static. (Overloading is an example)</text:span><text:span text:style-name="T9"> </text:span></text:p>
      <text:p text:style-name="P15"><text:span text:style-name="T9">In OOP the fundamental idea in inheritance is to provide a default or common functionality in the base class; derived classes can provide more specific functionality.</text:span></text:p>
      <text:h text:style-name="Heading_20_3" text:outline-level="3">Method Overloading <text:span text:style-name="T15">– </text:span><text:span text:style-name="T16">multiple methods same name</text:span></text:h>
      <text:p text:style-name="P16">You define different types or different number of arguments or both <text:span text:style-name="T17">then you can have method with the same name. </text:span><text:span text:style-name="T18">The compiler will resolve the call to a correct metho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23:17:35.617139077</meta:creation-date>
    <dc:date>2023-05-05T23:45:17.814259986</dc:date>
    <meta:editing-duration>PT27M26S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4" meta:paragraph-count="22" meta:word-count="195" meta:character-count="1285" meta:non-whitespace-character-count="1109"/>
  </office:meta>
</office:document-meta>
</file>